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Preformatted-Text"/>
    <style:style style:family="paragraph" style:name="P1" style:display-name="P1" style:parent-style-name="Preformatted-Text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00 01 00 _ 0</text:p>
        <text:p text:style-name="P2"/>
        <text:p text:style-name="P2">0. Для конфигурации ПК ICO300 необходимо </text:p>
        <text:p text:style-name="P2">Монитор с разъёмом D-SUB.</text:p>
        <text:p text:style-name="P2">USB клавиатура.</text:p>
        <text:p text:style-name="P2">USB мышь.</text:p>
        <text:p text:style-name="P2">USB хаб.</text:p>
        <text:p text:style-name="P2">Флешка с ОС Xubuntu 14.04 и скриптом автоматической настройки pcconfigure.sh. </text:p>
        <text:p text:style-name="P2">LAN кабель с выходом в интернет (сеть с использованием DHCP).</text:p>
        <text:p text:style-name="P2"/>
        <text:p text:style-name="P2">1. Подключить</text:p>
        <text:p text:style-name="P2">- Монитор через разъём D-SUB. Убедиться, что монитор включен.</text:p>
        <text:p text:style-name="P2">- Через USB-хаб подключить мышь и клавиатуру, подключить флешку с ОС. <text:s/></text:p>
        <text:p text:style-name="P2">- Питание 12-24В подключить согласно маркировке на корпусе, предварительно убедившись, что блок питания выключен. Коннектор питания идет в комплекте с компьютером.</text:p>
        <text:p text:style-name="P2">- Не подключать RS485 и прочие COM-порты до настройки. </text:p>
        <text:p text:style-name="P2"/>
        <text:p text:style-name="P2">2. Включить компьютер. При загрузке вызвать BIOS путем нажатия клавишы delete.</text:p>
        <text:p text:style-name="P2">- Во вкладке Advanced/SerialPort перевести COM4 в режим RS485.</text:p>
        <text:p text:style-name="P2">- Терминальный резистор установить в зависимости от схемы подключения. ( -- выключен -- )</text:p>
        <text:p text:style-name="P2">- Выполнить Save change and exit.</text:p>
        <text:p text:style-name="P2"/>
        <text:p text:style-name="P2">3. Вызвать меню установки ОС. Установить ОС xubuntu следуя стандартным настройкам. Использовать в качестве имени пользователя rfmeas. Установить пароль.</text:p>
        <text:p text:style-name="P2"/>
        <text:p text:style-name="P2">4. Запустить ОС. Перенести скрипт автонастройки pcconfigure.sh в каталог пользователя (/home/rfmeas/). Запустить скрипт автонастройки.</text:p>
        <text:p text:style-name="P2"/>
        <text:p text:style-name="P2">4.XXX Один из вариантов получения скрипта - выполнение git clone https://github/Mirmik/rfmeas</text:p>
        <text:p text:style-name="P2"/>
        <text:p text:style-name="P2">5. Перейти в каталок ~/project/rfmeas и выполнить настройку программы для работы с целевой конфигурацией сервоусилителей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Mono" svg:font-family="Liberation Mono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ru" fo:country="RU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Liberation Mono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Mirmik </dc:creator>
    <meta:creation-date>Sat Jun 25 12:36:38 2016
</meta:creation-date>
    <dc:date>Sat Jun 25 12:36:38 2016
</dc:date>
  </office:meta>
</office:document-meta>
</file>